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6d4b" officeooo:paragraph-rsid="00126d4b"/>
    </style:style>
    <style:style style:name="P2" style:family="paragraph" style:parent-style-name="Standard">
      <style:text-properties fo:font-size="16pt" officeooo:rsid="00126d4b" officeooo:paragraph-rsid="00126d4b" style:font-size-asian="16pt" style:font-size-complex="16pt"/>
    </style:style>
    <style:style style:name="T1" style:family="text">
      <style:text-properties officeooo:rsid="0010dda1"/>
    </style:style>
    <style:style style:name="T2" style:family="text">
      <style:text-properties fo:font-size="22pt" style:font-size-asian="22pt" style:font-size-complex="22pt"/>
    </style:style>
    <style:style style:name="T3" style:family="text">
      <style:text-properties fo:font-size="22pt" officeooo:rsid="0010dda1" style:font-size-asian="22pt" style:font-size-complex="22pt"/>
    </style:style>
    <style:style style:name="T4" style:family="text">
      <style:text-properties officeooo:rsid="0012da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3">Assignment – 2</text:span></text:p>
      <text:p text:style-name="P2"><text:span text:style-name="T1">1. </text:span>Which field of the Customers table is the primary key?</text:p>
      <text:p text:style-name="P2">Ans. Cnum is the primary key for Customer Table.</text:p>
      <text:p text:style-name="P2"/>
      <text:p text:style-name="P2">2. what is the 4th column of the customers table ?</text:p>
      <text:p text:style-name="P2">Ans. Rating is the 4th column of the Table.</text:p>
      <text:p text:style-name="P2"><text:s/></text:p>
      <text:p text:style-name="P2">3. what is another name for row and column ?</text:p>
      <text:p text:style-name="P2">Ans. Tuple/Record are the another name for Row in table. Attribute is the another name for the column in the table.</text:p>
      <text:p text:style-name="P2"><text:s/></text:p>
      <text:p text:style-name="P2">4. why isn't is possible to see the first five rows of a table ?</text:p>
      <text:p text:style-name="P2">Ans. It is not possible to see the first five rows of the table because the rows are not in sequnetial order as they are not in specific order and they are scattered and in a DB server Harddisk.</text:p>
      <text:p text:style-name="P1"><text:span text:style-name="T2"><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16:51:17.169146833</meta:creation-date>
    <dc:date>2023-09-13T15:47:55.364796851</dc:date>
    <meta:editing-duration>PT1H13M19S</meta:editing-duration>
    <meta:editing-cycles>3</meta:editing-cycles>
    <meta:generator>LibreOffice/7.3.5.2$Linux_X86_64 LibreOffice_project/30$Build-2</meta:generator>
    <meta:document-statistic meta:table-count="0" meta:image-count="0" meta:object-count="0" meta:page-count="1" meta:paragraph-count="12" meta:word-count="127" meta:character-count="636" meta:non-whitespace-character-count="510"/>
  </office:meta>
</office:document-meta>
</file>